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font-name="DejaVu Sans Condense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3" style:family="paragraph" style:parent-style-name="Standard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DejaVu Sans Condensed"/>
    </style:style>
    <style:style style:name="P5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6" style:family="paragraph" style:parent-style-name="Standard" style:list-style-name="L2">
      <style:text-properties style:font-name="DejaVu Sans Condensed" fo:font-weight="normal" style:font-weight-asian="normal" style:font-weight-complex="normal"/>
    </style:style>
    <style:style style:name="P7" style:family="paragraph" style:parent-style-name="Standard" style:list-style-name="L2"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 Linux. Administració avançada (Samba/Apache/DNS)</text:p>
      <text:p text:style-name="P1"><text:s text:c="73"/><text:tab/><text:tab/><text:tab/><text:tab/><text:tab/> <text:s text:c="2"/>Gener'07</text:p>
      <text:p text:style-name="P1"/>
      <text:p text:style-name="P2">Programa de les sessions del curs</text:p>
      <text:p text:style-name="P2">Linux. Administració avançada (Samba/Apache/DNS)</text:p>
      <text:p text:style-name="P2"><text:s/>(ICE-0007190014)</text:p>
      <text:p text:style-name="P1"/>
      <text:p text:style-name="P3">Sessions</text:p>
      <text:p text:style-name="P1"/>
      <text:list text:style-name="L1">
        <text:list-item>
          <text:p text:style-name="P4"><text:span text:style-name="T1">Sessió 1 (10/01/2007)</text:span>. Instal·lació de Debian. Gestió de paquets (aptitude, dpkg, dselect...). Configuració de les X.</text:p>
        </text:list-item>
      </text:list>
      <text:list text:style-name="L2">
        <text:list-item>
          <text:p text:style-name="P5">Sessió 2 (15/01/2007). <text:span text:style-name="T2">Repàs de conceptes bàsics sobre xarxa. Protocols i arquitectures de xarxa (OSI i TCP/IP). Utilitats, comandes i fitxers de configuració de xarxes en Linux. Protocols DHCP i DNS. Eines gràfiques de xarxa.</text:span></text:p>
        </text:list-item>
        <text:list-item>
          <text:p text:style-name="P5">Sessió 3 (17/01/2007). <text:span text:style-name="T2">El kernel de Linux. Compilació.</text:span></text:p>
        </text:list-item>
        <text:list-item>
          <text:p text:style-name="P5">Sessió 4 (22/01/2007). <text:span text:style-name="T2">Encaminament IP. Subxarxes i configuració d'encaminadors (routers). Configuració de gateways i firewalls (iptables).</text:span></text:p>
        </text:list-item>
        <text:list-item>
          <text:p text:style-name="P5">Sessió 5 (24/01/2007). </text:p>
          <text:list>
            <text:list-item>
              <text:p text:style-name="P6">(3 primeres hores). Introducció a SkoleLinux (distribució Linux per a la configuració de xarxes d'escola).</text:p>
            </text:list-item>
            <text:list-item>
              <text:p text:style-name="P6">(2 últimes hores) Gestió remota de sistemes Linux I. SSH.</text:p>
            </text:list-item>
          </text:list>
        </text:list-item>
        <text:list-item>
          <text:p text:style-name="P5">Sessió 6 (29/01/2007). <text:span text:style-name="T2">Gestió remota de sistemes Linux II. Rsync. Control remot escriptoris (VNC ,terminal server, FreeNX). Gestió de còpies de seguretat.</text:span></text:p>
        </text:list-item>
        <text:list-item>
          <text:p text:style-name="P5">Sessió 7 (31/02/2007). <text:span text:style-name="T2">Instal·lació i configuració dels servidors DHCP i DNS.</text:span></text:p>
        </text:list-item>
        <text:list-item>
          <text:p text:style-name="P5">Sessió 8 (05/02/2007). <text:span text:style-name="T2">Instal·lació i configuració d'un servidor web Apache. Sistemes LAMP (Linux, Apache, Mysql i Linux)</text:span>.<text:span text:style-name="T2"> Introducció a la instal·lació de portals (Moodle).</text:span></text:p>
        </text:list-item>
        <text:list-item>
          <text:p text:style-name="P5">Sessió 9 (07/02/2007). <text:span text:style-name="T2">Gestió del domini d'usuaris i autoritzacions. Linux-PAM ( Pluggable Authentication Modules). Compartició de recursos amb Samba. Gestió centralitzada d'usuaris amb (NIS, LDAP). </text:span></text:p>
        </text:list-item>
        <text:list-item>
          <text:p text:style-name="P5">Sessió 10 (12/02/2007). </text:p>
          <text:list>
            <text:list-item>
              <text:p text:style-name="P5"><text:span text:style-name="T2">(3 primeres hores)</text:span> <text:span text:style-name="T2">Configuració d'un servidor de correu electrònic. <text:s/>Correu POP/IMAP/SMTP. Clients de correu.</text:span></text:p>
            </text:list-item>
            <text:list-item>
              <text:p text:style-name="P5"><text:span text:style-name="T2">(2 últimes hores)</text:span> <text:span text:style-name="T2">Exemple d'aula muntada amb </text:span>SkoleLinux<text:span text:style-name="T2"> (servidor central, estacions de treball i reutilització de maquinari antic amb clients lleugers – LTSP- ).</text:span></text:p>
            </text:list-item>
          </text:list>
          <text:p text:style-name="P7"/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ca" style:country-asian="ES" style:font-size-complex="12pt" style:language-complex="ca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a" fo:country="ES" style:font-name-asian="DejaVu Sans" style:font-size-asian="12pt" style:language-asian="ca" style:country-asian="ES" style:font-name-complex="DejaVu Sans" style:font-size-complex="12pt" style:language-complex="ca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ergi Badenas</meta:initial-creator>
    <meta:creation-date>2006-10-18T07:20:51</meta:creation-date>
    <dc:creator>Sergi Badenas</dc:creator>
    <dc:date>2007-01-13T15:25:27</dc:date>
    <dc:language>ca-ES</dc:language>
    <meta:editing-cycles>20</meta:editing-cycles>
    <meta:editing-duration>PT1H24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271" meta:character-count="1868"/>
  </office:meta>
</office:document-meta>
</file>